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feff" officeooo:paragraph-rsid="0000feff"/>
    </style:style>
    <style:style style:name="P2" style:family="paragraph" style:parent-style-name="Standard">
      <style:text-properties officeooo:rsid="00023c2d" officeooo:paragraph-rsid="00023c2d"/>
    </style:style>
    <style:style style:name="P3" style:family="paragraph" style:parent-style-name="Standard">
      <style:text-properties officeooo:rsid="000409f3" officeooo:paragraph-rsid="000409f3"/>
    </style:style>
    <style:style style:name="P4" style:family="paragraph" style:parent-style-name="Standard">
      <style:text-properties officeooo:rsid="000594d5" officeooo:paragraph-rsid="000594d5"/>
    </style:style>
    <style:style style:name="P5" style:family="paragraph" style:parent-style-name="Standard">
      <style:text-properties fo:font-style="normal" officeooo:rsid="00023c2d" officeooo:paragraph-rsid="00023c2d" style:font-style-asian="normal" style:font-style-complex="normal"/>
    </style:style>
    <style:style style:name="P6" style:family="paragraph" style:parent-style-name="Standard">
      <style:text-properties fo:font-style="normal" officeooo:rsid="000409f3" officeooo:paragraph-rsid="000409f3" style:font-style-asian="normal" style:font-style-complex="normal"/>
    </style:style>
    <style:style style:name="P7" style:family="paragraph" style:parent-style-name="Standard">
      <style:text-properties fo:font-style="normal" style:text-underline-style="none" fo:font-weight="normal" officeooo:rsid="000594d5" officeooo:paragraph-rsid="000594d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91b9a" officeooo:paragraph-rsid="00091b9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0e6dad" officeooo:paragraph-rsid="000e6da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0f1925" officeooo:paragraph-rsid="000f192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70be7" officeooo:paragraph-rsid="00170be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83aab" officeooo:paragraph-rsid="00183aa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9a80c" officeooo:paragraph-rsid="001adae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1adae8" officeooo:paragraph-rsid="001adae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1b31d9" officeooo:paragraph-rsid="001b31d9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bold" officeooo:rsid="000b0f37" officeooo:paragraph-rsid="000b0f37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style:text-underline-style="none" fo:font-weight="bold" officeooo:rsid="000c1807" officeooo:paragraph-rsid="000c1807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style:text-underline-style="none" fo:font-weight="bold" officeooo:rsid="000e6dad" officeooo:paragraph-rsid="000e6dad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none" fo:font-weight="bold" officeooo:rsid="00195bb8" officeooo:paragraph-rsid="00195bb8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italic" style:text-underline-style="none" fo:font-weight="bold" officeooo:rsid="000fbc35" officeooo:paragraph-rsid="000fbc35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style:text-underline-style="none" fo:font-weight="bold" officeooo:rsid="0011b6f2" officeooo:paragraph-rsid="0011b6f2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style:text-underline-style="none" fo:font-weight="bold" officeooo:rsid="00135afa" officeooo:paragraph-rsid="00135afa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style:text-underline-style="none" fo:font-weight="bold" officeooo:rsid="00140e97" officeooo:paragraph-rsid="00140e97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font-style="italic" style:text-underline-style="none" fo:font-weight="bold" officeooo:rsid="00145091" officeooo:paragraph-rsid="00145091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style="italic" style:text-underline-style="none" fo:font-weight="bold" officeooo:rsid="00170be7" officeooo:paragraph-rsid="00170be7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normal" style:text-underline-style="none" fo:font-weight="normal" officeooo:rsid="000c1807" officeooo:paragraph-rsid="000c1807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text-properties fo:font-style="normal" style:text-underline-style="none" fo:font-weight="normal" officeooo:rsid="000e6dad" officeooo:paragraph-rsid="000e6dad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1b6f2" officeooo:paragraph-rsid="0011b6f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140e97" officeooo:paragraph-rsid="00135afa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140e97" officeooo:paragraph-rsid="00140e97" style:font-style-asian="normal" style:font-weight-asian="normal" style:font-style-complex="normal" style:font-weight-complex="normal"/>
    </style:style>
    <style:style style:name="P31" style:family="paragraph" style:parent-style-name="Standard" style:list-style-name="L2">
      <style:text-properties fo:font-style="normal" style:text-underline-style="none" fo:font-weight="normal" officeooo:rsid="00170be7" officeooo:paragraph-rsid="00170be7" style:font-style-asian="normal" style:font-weight-asian="normal" style:font-style-complex="normal" style:font-weight-complex="normal"/>
    </style:style>
    <style:style style:name="P32" style:family="paragraph" style:parent-style-name="Standard" style:list-style-name="L3">
      <style:text-properties fo:font-style="normal" style:text-underline-style="none" fo:font-weight="normal" officeooo:rsid="00195bb8" officeooo:paragraph-rsid="00195bb8" style:font-style-asian="normal" style:font-weight-asian="normal" style:font-style-complex="normal" style:font-weight-complex="normal"/>
    </style:style>
    <style:style style:name="P33" style:family="paragraph" style:parent-style-name="Standard" style:list-style-name="L3">
      <style:text-properties fo:font-style="normal" style:text-underline-style="none" fo:font-weight="normal" officeooo:rsid="0019a80c" officeooo:paragraph-rsid="0019a80c" style:font-style-asian="normal" style:font-weight-asian="normal" style:font-style-complex="normal" style:font-weight-complex="normal"/>
    </style:style>
    <style:style style:name="P34" style:family="paragraph" style:parent-style-name="Standard" style:list-style-name="L3">
      <style:text-properties fo:font-style="normal" style:text-underline-style="none" fo:font-weight="normal" officeooo:rsid="0019a80c" officeooo:paragraph-rsid="001adae8" style:font-style-asian="normal" style:font-weight-asian="normal" style:font-style-complex="normal" style:font-weight-complex="normal"/>
    </style:style>
    <style:style style:name="P35" style:family="paragraph" style:parent-style-name="Standard" style:list-style-name="L4">
      <style:text-properties fo:font-style="normal" style:text-underline-style="none" fo:font-weight="normal" officeooo:rsid="001adae8" officeooo:paragraph-rsid="001adae8" style:font-style-asian="normal" style:font-weight-asian="normal" style:font-style-complex="normal" style:font-weight-complex="normal"/>
    </style:style>
    <style:style style:name="P36" style:family="paragraph" style:parent-style-name="Standard" style:list-style-name="L5">
      <style:text-properties fo:font-style="normal" style:text-underline-style="none" fo:font-weight="normal" officeooo:rsid="001b31d9" officeooo:paragraph-rsid="001b31d9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1b31d9" officeooo:paragraph-rsid="001b31d9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1c09d3" officeooo:paragraph-rsid="001c09d3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1d946b" officeooo:paragraph-rsid="001d946b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205ef2" officeooo:paragraph-rsid="00205ef2" style:font-style-asian="normal" style:font-weight-asian="normal" style:font-style-complex="normal" style:font-weight-complex="normal"/>
    </style:style>
    <style:style style:name="P41" style:family="paragraph" style:parent-style-name="Standard" style:list-style-name="L6">
      <style:text-properties fo:font-style="normal" style:text-underline-style="none" fo:font-weight="normal" officeooo:rsid="00205ef2" officeooo:paragraph-rsid="00205ef2" style:font-style-asian="normal" style:font-weight-asian="normal" style:font-style-complex="normal" style:font-weight-complex="normal"/>
    </style:style>
    <style:style style:name="P42" style:family="paragraph" style:parent-style-name="Standard" style:list-style-name="L7">
      <style:text-properties fo:font-style="normal" style:text-underline-style="none" fo:font-weight="normal" officeooo:rsid="00205ef2" officeooo:paragraph-rsid="00205ef2" style:font-style-asian="normal" style:font-weight-asian="normal" style:font-style-complex="normal" style:font-weight-complex="normal"/>
    </style:style>
    <style:style style:name="P43" style:family="paragraph" style:parent-style-name="Standard" style:list-style-name="L7">
      <style:text-properties fo:font-style="normal" style:text-underline-style="none" fo:font-weight="normal" officeooo:rsid="0020a1b2" officeooo:paragraph-rsid="0020a1b2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20a1b2" officeooo:paragraph-rsid="0020a1b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224757" officeooo:paragraph-rsid="00224757" style:font-style-asian="normal" style:font-weight-asian="normal" style:font-style-complex="normal" style:font-weight-complex="normal"/>
    </style:style>
    <style:style style:name="P46" style:family="paragraph" style:parent-style-name="Standard" style:list-style-name="L8">
      <style:text-properties fo:font-style="normal" style:text-underline-style="none" fo:font-weight="normal" officeooo:rsid="00224757" officeooo:paragraph-rsid="00224757" style:font-style-asian="normal" style:font-weight-asian="normal" style:font-style-complex="normal" style:font-weight-complex="normal"/>
    </style:style>
    <style:style style:name="P47" style:family="paragraph" style:parent-style-name="Standard" style:list-style-name="L9">
      <style:text-properties fo:font-style="normal" style:text-underline-style="none" fo:font-weight="normal" officeooo:rsid="00276d85" officeooo:paragraph-rsid="00276d85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276d85" officeooo:paragraph-rsid="00276d85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29f12e" officeooo:paragraph-rsid="0029f12e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2a7fdd" officeooo:paragraph-rsid="002a7fdd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2bd8ee" officeooo:paragraph-rsid="002bd8ee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2f888f" officeooo:paragraph-rsid="002f888f" style:font-style-asian="normal" style:font-weight-asian="normal" style:font-style-complex="normal" style:font-weight-complex="normal"/>
    </style:style>
    <style:style style:name="P53" style:family="paragraph" style:parent-style-name="Standard" style:list-style-name="L6">
      <style:text-properties fo:font-style="normal" style:text-underline-style="none" fo:font-weight="bold" officeooo:rsid="00205ef2" officeooo:paragraph-rsid="00205ef2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style:text-underline-style="none" fo:font-weight="bold" officeooo:rsid="00205ef2" officeooo:paragraph-rsid="00205ef2" style:font-style-asian="normal" style:font-weight-asian="bold" style:font-style-complex="normal" style:font-weight-complex="bold"/>
    </style:style>
    <style:style style:name="P55" style:family="paragraph" style:parent-style-name="Standard" style:list-style-name="L10">
      <style:text-properties fo:font-style="normal" style:text-underline-style="none" fo:font-weight="bold" officeooo:rsid="002f888f" officeooo:paragraph-rsid="002f888f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style:text-underline-style="none" fo:font-weight="bold" officeooo:rsid="002f888f" officeooo:paragraph-rsid="002f888f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style:text-underline-style="none" fo:font-weight="bold" officeooo:rsid="0032efd7" officeooo:paragraph-rsid="00342a44" style:font-style-asian="normal" style:font-weight-asian="bold" style:font-style-complex="normal" style:font-weight-complex="bold"/>
    </style:style>
    <style:style style:name="P58" style:family="paragraph" style:parent-style-name="Standard" style:list-style-name="L8">
      <style:text-properties fo:font-style="italic" style:text-underline-style="none" fo:font-weight="normal" officeooo:rsid="00224757" officeooo:paragraph-rsid="00224757" style:font-style-asian="italic" style:font-weight-asian="normal" style:font-style-complex="italic" style:font-weight-complex="normal"/>
    </style:style>
    <style:style style:name="P59" style:family="paragraph" style:parent-style-name="Standard" style:list-style-name="L8">
      <style:text-properties fo:font-style="italic" style:text-underline-style="none" fo:font-weight="normal" officeooo:rsid="0023a8fa" officeooo:paragraph-rsid="0023a8fa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23a8fa" officeooo:paragraph-rsid="0023a8fa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276d85" officeooo:paragraph-rsid="00276d85" style:font-style-asian="italic" style:font-weight-asian="normal" style:font-style-complex="italic" style:font-weight-complex="normal"/>
    </style:style>
    <style:style style:name="P62" style:family="paragraph" style:parent-style-name="Standard" style:list-style-name="L11">
      <style:text-properties officeooo:paragraph-rsid="00342a44"/>
    </style:style>
    <style:style style:name="P63" style:family="paragraph" style:parent-style-name="Standard" style:list-style-name="L11">
      <style:text-properties officeooo:rsid="00342a44" officeooo:paragraph-rsid="00342a44"/>
    </style:style>
    <style:style style:name="P64" style:family="paragraph" style:parent-style-name="Standard" style:list-style-name="L11">
      <style:text-properties officeooo:rsid="0034b5cb" officeooo:paragraph-rsid="0034b5cb"/>
    </style:style>
    <style:style style:name="P65" style:family="paragraph" style:parent-style-name="Standard" style:list-style-name="L11">
      <style:text-properties fo:font-weight="bold" officeooo:rsid="0034b5cb" officeooo:paragraph-rsid="0034b5cb" style:font-weight-asian="bold" style:font-weight-complex="bold"/>
    </style:style>
    <style:style style:name="P66" style:family="paragraph" style:parent-style-name="Standard" style:list-style-name="L11">
      <style:text-properties style:text-underline-style="solid" style:text-underline-width="auto" style:text-underline-color="font-color" fo:font-weight="bold" officeooo:rsid="0034b5cb" officeooo:paragraph-rsid="0034b5cb" style:font-weight-asian="bold" style:font-weight-complex="bold"/>
    </style:style>
    <style:style style:name="P67" style:family="paragraph" style:parent-style-name="Standard">
      <style:text-properties style:text-underline-style="solid" style:text-underline-width="auto" style:text-underline-color="font-color" fo:font-weight="bold" officeooo:rsid="0034b5cb" officeooo:paragraph-rsid="0034b5cb" style:font-weight-asian="bold" style:font-weight-complex="bold"/>
    </style:style>
    <style:style style:name="P68" style:family="paragraph" style:parent-style-name="Standard">
      <style:text-properties style:text-underline-style="solid" style:text-underline-width="auto" style:text-underline-color="font-color" fo:font-weight="bold" officeooo:rsid="0034d020" officeooo:paragraph-rsid="0034d020" style:font-weight-asian="bold" style:font-weight-complex="bold"/>
    </style:style>
    <style:style style:name="P69" style:family="paragraph" style:parent-style-name="Standard">
      <style:text-properties style:text-underline-style="solid" style:text-underline-width="auto" style:text-underline-color="font-color" fo:font-weight="bold" officeooo:rsid="00377634" officeooo:paragraph-rsid="00377634" style:font-weight-asian="bold" style:font-weight-complex="bold"/>
    </style:style>
    <style:style style:name="P70" style:family="paragraph" style:parent-style-name="Standard">
      <style:text-properties style:text-underline-style="solid" style:text-underline-width="auto" style:text-underline-color="font-color" fo:font-weight="bold" officeooo:rsid="003c8e20" officeooo:paragraph-rsid="003c8e20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09f3" style:font-style-asian="italic" style:font-style-complex="italic"/>
    </style:style>
    <style:style style:name="T3" style:family="text">
      <style:text-properties fo:font-style="italic" officeooo:rsid="001adae8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13528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409f3" style:font-style-asian="normal" style:font-style-complex="normal"/>
    </style:style>
    <style:style style:name="T11" style:family="text">
      <style:text-properties fo:font-style="normal" officeooo:rsid="0023a8fa" style:font-style-asian="normal" style:font-style-complex="normal"/>
    </style:style>
    <style:style style:name="T12" style:family="text">
      <style:text-properties fo:font-style="normal" officeooo:rsid="0038ce77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38ce77" style:font-style-asian="normal" style:font-style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fo:font-weight="bold" officeooo:rsid="0032efd7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32efd7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8ce77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3b076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8ce7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officeooo:rsid="0038ce77" style:font-style-asian="normal" style:font-weight-asian="bold" style:font-style-complex="normal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adae8" style:font-weight-asian="bold" style:font-weight-complex="bold"/>
    </style:style>
    <style:style style:name="T28" style:family="text">
      <style:text-properties fo:font-weight="bold" officeooo:rsid="002da02e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13528" style:font-weight-asian="normal" style:font-weight-complex="normal"/>
    </style:style>
    <style:style style:name="T31" style:family="text">
      <style:text-properties officeooo:rsid="0009d4e2"/>
    </style:style>
    <style:style style:name="T32" style:family="text">
      <style:text-properties officeooo:rsid="001adae8"/>
    </style:style>
    <style:style style:name="T33" style:family="text">
      <style:text-properties fo:color="#ce181e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color="#ff0000"/>
    </style:style>
    <style:style style:name="T36" style:family="text">
      <style:text-properties fo:color="#ff0000" fo:font-style="normal" style:font-style-asian="normal" style:font-style-complex="normal"/>
    </style:style>
    <style:style style:name="T37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2da02e"/>
    </style:style>
    <style:style style:name="T39" style:family="text">
      <style:text-properties officeooo:rsid="003135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ticas desleais de comércio → <text:span text:style-name="T2">dumping</text:span><text:span text:style-name="T10"> e subsídios</text:span><text:span text:style-name="T9">.</text:span></text:p>
      <text:p text:style-name="P5"/>
      <text:p text:style-name="P3"><text:span text:style-name="T9">Medidas de defesa comercial → medidas </text:span><text:span text:style-name="T1">antidumping</text:span><text:span text:style-name="T9">, medidas compensatórias e medidas de salvaguarda.</text:span></text:p>
      <text:p text:style-name="P6"/>
      <text:p text:style-name="P4"><text:span text:style-name="T9">Medida </text:span><text:span text:style-name="T1">antidumping</text:span><text:span text:style-name="T9"> → defesa comercial contra o </text:span><text:span text:style-name="T4">dumping</text:span><text:span text:style-name="T9"> </text:span><text:span text:style-name="T13">que cause dano</text:span><text:span text:style-name="T15">.</text:span></text:p>
      <text:p text:style-name="P4"><text:span text:style-name="T15">Medida compensatória → defesa comercial contra </text:span><text:span text:style-name="T17">subsídios </text:span><text:span text:style-name="T13">que causem dano</text:span><text:span text:style-name="T15">.</text:span></text:p>
      <text:p text:style-name="P4"><text:span text:style-name="T15">Medida de salvaguarda → defesa comercial contra </text:span><text:span text:style-name="T17">surto de importações</text:span><text:span text:style-name="T19"> </text:span><text:span text:style-name="T14">que cause dano grave</text:span><text:span text:style-name="T19">.</text:span></text:p>
      <text:p text:style-name="P7"/>
      <text:p text:style-name="P8">Medidas <text:span text:style-name="T1">antidumping</text:span> e medidas compensatórias são <text:span text:style-name="T26">seletivas em razão da origem</text:span>, pois são defesas contra práticas desleais de comércio.</text:p>
      <text:p text:style-name="P8"/>
      <text:p text:style-name="P8">Medidas <text:span text:style-name="T1">antidumping</text:span> são aplicadas <text:span text:style-name="T26">contra empresas</text:span> estrangeiras, mesmo nos casos onde se aplica uma medida <text:span text:style-name="T1">antidumping</text:span> contra uma determinada origem.</text:p>
      <text:p text:style-name="P8"/>
      <text:p text:style-name="P8">Medidas de salvaguarda são <text:span text:style-name="T26">não seletivas</text:span>: incidem sobre <text:span text:style-name="T26">todas</text:span> as importações de um determinado produto, <text:span text:style-name="T31">independentemente da origem.</text:span></text:p>
      <text:p text:style-name="P8"/>
      <text:p text:style-name="P16">Sistema de defesa comercial brasileiro<text:span text:style-name="T29">: DECOM+CAMEX.</text:span></text:p>
      <text:p text:style-name="P17"><text:span text:style-name="T29">DECOM: propor abertura de investigação. Ao final da investigação, </text:span>propor<text:span text:style-name="T29"> à CAMEX aplicação de medidas de defesa comercial.</text:span></text:p>
      <text:p text:style-name="P26">CAMEX: fixar medidas de defesa comercial, definitivas ou provisórias.</text:p>
      <text:p text:style-name="P26"/>
      <text:p text:style-name="P18">Encerramento da investigação<text:span text:style-name="T29">:</text:span></text:p>
      <text:list xml:id="list5018460279960994469" text:style-name="L1">
        <text:list-item>
          <text:p text:style-name="P27">se <text:span text:style-name="T26">com</text:span> aplicação de medida de defesa: competência da <text:span text:style-name="T26">CAMEX</text:span>;</text:p>
        </text:list-item>
        <text:list-item>
          <text:p text:style-name="P27">se <text:span text:style-name="T26">sem</text:span> aplicação de medida de defesa: competência da <text:span text:style-name="T26">SECEX</text:span>.</text:p>
        </text:list-item>
      </text:list>
      <text:p text:style-name="P9"/>
      <text:p text:style-name="P9">A <text:span text:style-name="T26">RFB</text:span> tem competência pelo <text:span text:style-name="T26">recolhimento</text:span> (arrecadação) das medidas de defesa comercial, feito automaticamente no registro da DI.</text:p>
      <text:p text:style-name="P9"/>
      <text:p text:style-name="P10">Medidas <text:span text:style-name="T4">antidumping</text:span> poderão ser <text:span text:style-name="T26">suspensas por razão de interesse público</text:span> por 1+1 ano.</text:p>
      <text:p text:style-name="P10"/>
      <text:p text:style-name="P20">Dumping<text:span text:style-name="T23">: venda de um produto para exportação por um preço inferior ao seu </text:span><text:span text:style-name="T9">valor normal</text:span><text:span text:style-name="T23">.</text:span></text:p>
      <text:p text:style-name="P21">Dumping<text:span text:style-name="T23"> na legislação brasileira: introdução de um bem no mercado doméstico, </text:span><text:span text:style-name="T9">inclusive sob as modalidades </text:span>drawback<text:span text:style-name="T23">, a um preço de exportação inferior ao seu </text:span><text:span text:style-name="T9">valor normal</text:span><text:span text:style-name="T23">.</text:span></text:p>
      <text:p text:style-name="P28"/>
      <text:p text:style-name="P24"><text:span text:style-name="T9">Valor normal</text:span><text:span text:style-name="T23">: valor praticado no mercaado </text:span><text:span text:style-name="T9">interno</text:span><text:span text:style-name="T23"> do </text:span><text:span text:style-name="T9">exportador</text:span><text:span text:style-name="T23">.</text:span></text:p>
      <text:p text:style-name="P28"/>
      <text:p text:style-name="P22"><text:span text:style-name="T23">Quem pratica </text:span><text:span text:style-name="T29">dumping</text:span><text:span text:style-name="T23"> são as </text:span><text:span text:style-name="T9">empresas</text:span><text:span text:style-name="T23"> (e não o governo).</text:span></text:p>
      <text:p text:style-name="P29"/>
      <text:p text:style-name="P23"><text:span text:style-name="T23">Na investigação do </text:span><text:span text:style-name="T29">dumping</text:span><text:span text:style-name="T23">, deve-se provar 3 elementos: </text:span><text:span text:style-name="T29">dumping</text:span><text:span text:style-name="T23"> + dano + nexo causal.</text:span></text:p>
      <text:p text:style-name="P30"/>
      <text:p text:style-name="P25"><text:span text:style-name="T23">Se não for possível utilizar o valor normal, pode-se apurá-lo <text:s/>com base no </text:span><text:span text:style-name="T9">preço de exportação do produto similar para 3º país</text:span><text:span text:style-name="T23"> apropriado, </text:span><text:span text:style-name="T14">desde que esse preço seja representativo</text:span><text:span text:style-name="T23">.</text:span></text:p>
      <text:p text:style-name="P25"><text:span text:style-name="T23">Também é possível apurá-lo pelo </text:span><text:span text:style-name="T9">valor construído</text:span><text:span text:style-name="T23">: custo de produção no país de origem + despesas gerais + despesas administrativas + despesas de comercialização + despesas financeiras + lucro.</text:span></text:p>
      <text:p text:style-name="P25"><text:soft-page-break/><text:span text:style-name="T23">Se a importação for originária de país </text:span><text:span text:style-name="T9">não considerado economia de mercado</text:span><text:span text:style-name="T23">, valor normal poderá ser:</text:span></text:p>
      <text:list xml:id="list1362550890773651780" text:style-name="L2">
        <text:list-item>
          <text:p text:style-name="P31">preço de venda do produto similar em um <text:span text:style-name="T26">país substituto</text:span>;</text:p>
        </text:list-item>
        <text:list-item>
          <text:p text:style-name="P31">valor construído do produto similar em um <text:span text:style-name="T26">país substituto</text:span>;</text:p>
        </text:list-item>
        <text:list-item>
          <text:p text:style-name="P31">preço de <text:span text:style-name="T26">exportação</text:span> do produto similar de um <text:span text:style-name="T26">país substituto</text:span> para outros países, <text:s/><text:span text:style-name="T26">exceto Brasil</text:span>;</text:p>
        </text:list-item>
        <text:list-item>
          <text:p text:style-name="P31">outro preço razoável, desde que não seja possível pelas hipóteses anteriores.</text:p>
        </text:list-item>
      </text:list>
      <text:p text:style-name="P11"/>
      <text:p text:style-name="P12">Quem concede <text:span text:style-name="T1">status</text:span> de <text:span text:style-name="T26">economia de mercado</text:span> é a <text:span text:style-name="T26">CAMEX</text:span>.</text:p>
      <text:p text:style-name="P12"/>
      <text:p text:style-name="P19">Preço de exportação<text:span text:style-name="T29">:</text:span></text:p>
      <text:list xml:id="list2601759480865028545" text:style-name="L3">
        <text:list-item>
          <text:p text:style-name="P32">se produtor e exportador forem a <text:span text:style-name="T26">mesma pessoa</text:span>: será o preço recebido ou a receber, líquido de tributos, descontos ou reduções efetivamente concedidos e diretamente relacionados com as vendas do produto objeto da investigação;</text:p>
        </text:list-item>
        <text:list-item>
          <text:p text:style-name="P32">se produtor e exportador forem <text:span text:style-name="T26">pessoas distintas e não associadas</text:span>: será <text:span text:style-name="T26">preferencialmente</text:span> o preço recebido <text:span text:style-name="T26">pelo produtor</text:span> líquido de tributos, descontos ou reduções efetivamente concedidos e diretamente relacionados com as vendas do produto objeto da investigação;</text:p>
        </text:list-item>
        <text:list-item>
          <text:p text:style-name="P33">se produtor e exportador são <text:span text:style-name="T26">associados</text:span>/<text:span text:style-name="T26">coligados</text:span>:</text:p>
          <text:list>
            <text:list-item>
              <text:p text:style-name="P33">se houver <text:span text:style-name="T26">comprador independente</text:span>: será construído a partir do preço da primeira revenda a comprador independente;</text:p>
            </text:list-item>
            <text:list-item>
              <text:p text:style-name="P34">se <text:span text:style-name="T26">não</text:span> houver <text:span text:style-name="T26">comprador independente</text:span> ou <text:span text:style-name="T26">revenda não tenha sido nas mesmas condições em que foi importado</text:span>: será obtido por uma “base razoável”.</text:p>
            </text:list-item>
          </text:list>
        </text:list-item>
      </text:list>
      <text:p text:style-name="P13"/>
      <text:p text:style-name="P13"><text:span text:style-name="T32">Como calcular a </text:span><text:span text:style-name="T27">margem de dumping</text:span><text:span text:style-name="T32"> pelo Acordo </text:span><text:span text:style-name="T3">Antidumping</text:span><text:span text:style-name="T32">:</text:span></text:p>
      <text:list xml:id="list7892096803132927138" text:style-name="L4">
        <text:list-item>
          <text:p text:style-name="P35">comparação entre valor normal médio ponderado e o preço médio ponderado de todas as exportações;</text:p>
        </text:list-item>
        <text:list-item>
          <text:p text:style-name="P35">comparação entre valor normal e os preços de exportação transação a transação; ou</text:p>
        </text:list-item>
        <text:list-item>
          <text:p text:style-name="P35">comparação entre valor normal médio ponderado e o preço de exportação de cada transação. <text:span text:style-name="T33">[só possível se preços de exportação diferirem significativamente]</text:span></text:p>
        </text:list-item>
      </text:list>
      <text:p text:style-name="P14"/>
      <text:p text:style-name="P15">Direitos <text:span text:style-name="T1">antidumping</text:span> podem ser impostos de diferentes formas:</text:p>
      <text:list xml:id="list3343764291021854916" text:style-name="L5">
        <text:list-item>
          <text:p text:style-name="P36">se na forma de <text:span text:style-name="T26">alíquota específica</text:span>, deverá considerar a margem de <text:span text:style-name="T1">dumping </text:span><text:span text:style-name="T26">absoluta</text:span>;</text:p>
        </text:list-item>
        <text:list-item>
          <text:p text:style-name="P36">se na forma de <text:span text:style-name="T26">alíquota </text:span><text:span text:style-name="T4">ad valorem</text:span>, deverá considerar a margem de <text:span text:style-name="T1">dumping</text:span><text:span text:style-name="T26"> relativa</text:span>.</text:p>
        </text:list-item>
      </text:list>
      <text:p text:style-name="P15"/>
      <text:p text:style-name="P15">Se margem de <text:span text:style-name="T1">dumping</text:span> <text:span text:style-name="T26">relativa</text:span> for <text:span text:style-name="T26">inferior a 2%</text:span>, é <text:span text:style-name="T26">vedada</text:span> a aplicação de medidas <text:span text:style-name="T1">antidumping</text:span>.</text:p>
      <text:p text:style-name="P15"/>
      <text:p text:style-name="P38">Nem todo <text:span text:style-name="T1">dumping</text:span> é condenável, mas só aquele que <text:span text:style-name="T26">causar danos</text:span> à indústria nacional do importador.</text:p>
      <text:p text:style-name="P38"/>
      <text:p text:style-name="P39">Para fins de aplicação de direitos <text:span text:style-name="T1">antidumping</text:span> é <text:span text:style-name="T26">irrelevante</text:span> a existência de dolo da empresa.</text:p>
      <text:p text:style-name="P39"/>
      <text:p text:style-name="P40">Há dano quando:</text:p>
      <text:list xml:id="list5829982138527964432" text:style-name="L6">
        <text:list-item>
          <text:p text:style-name="P41">há efetivo <text:span text:style-name="T26">dano material</text:span> à indústria nacional;</text:p>
        </text:list-item>
        <text:list-item>
          <text:p text:style-name="P53"><text:span text:style-name="T29">há </text:span>ameaça de dano material<text:span text:style-name="T29"> à indústria nacional; ou</text:span></text:p>
        </text:list-item>
        <text:list-item>
          <text:p text:style-name="P53"><text:span text:style-name="T29">há </text:span>atraso material<text:span text:style-name="T29"> na implantação da indústria doméstica.</text:span></text:p>
        </text:list-item>
      </text:list>
      <text:p text:style-name="P54"><text:span text:style-name="T29"/></text:p>
      <text:p text:style-name="P54"><text:soft-page-break/><text:span text:style-name="T29">A determinação do dano será baseada em </text:span>elementos de prova<text:span text:style-name="T29"> e em exame objetivo de 3 pontos essenciais:</text:span></text:p>
      <text:list xml:id="list8307489570835128277" text:style-name="L7">
        <text:list-item>
          <text:p text:style-name="P42"><text:span text:style-name="T26">volume de importações </text:span>do objeto do <text:span text:style-name="T1">dumping</text:span>:</text:p>
          <text:list>
            <text:list-item>
              <text:p text:style-name="P42">regra geral → volume insignificante: volume &lt; 3% das importações de produto similar;</text:p>
            </text:list-item>
            <text:list-item>
              <text:p text:style-name="P42">exceção → não será considerado volume insignificante aquele em que empresas individualmente respondem por menos de 3% individualmente, mas coletivamente respondam por mais de 7%;</text:p>
            </text:list-item>
          </text:list>
        </text:list-item>
        <text:list-item>
          <text:p text:style-name="P43">efeito das importações objeto de <text:span text:style-name="T1">dumping</text:span> <text:span text:style-name="T26">sobre os preços do produto similar no mercado brasileiro</text:span>:</text:p>
          <text:list>
            <text:list-item>
              <text:p text:style-name="P43">se produto brasileiro está sendo vendido por valor inferior ao importado, não há que se falar em dano;</text:p>
            </text:list-item>
          </text:list>
        </text:list-item>
        <text:list-item>
          <text:p text:style-name="P43">impacto das importações objeto de <text:span text:style-name="T1">dumping</text:span> sobre a indústria doméstica (ex.: queda real ou potencial das vendas, dos lucros, da produção, etc).</text:p>
        </text:list-item>
      </text:list>
      <text:p text:style-name="P44"/>
      <text:p text:style-name="P44">Na análise do nexo causal entre o <text:span text:style-name="T1">dumping</text:span> e o dano, deve ser demonstrado que as importações a preço de <text:span text:style-name="T1">dumping </text:span>causaram dano à indústria doméstica. <text:span text:style-name="T26">Não há necessidade de que elas sejam a única causa do dano sofrido pela indústria nacional</text:span>, já que outros fatores também podem tê-lo provocado.</text:p>
      <text:p text:style-name="P44"/>
      <text:p text:style-name="P45">A solicitação para abertura de investigação de <text:span text:style-name="T1">dumping</text:span> pode ser:</text:p>
      <text:list xml:id="list8936185912548212371" text:style-name="L8">
        <text:list-item>
          <text:p text:style-name="P46">a pedido da indústria nacional; ou</text:p>
        </text:list-item>
        <text:list-item>
          <text:p text:style-name="P58">ex officio<text:span text:style-name="T9"> do governo; </text:span><text:span text:style-name="T11">ou</text:span></text:p>
        </text:list-item>
        <text:list-item>
          <text:p text:style-name="P59"><text:span text:style-name="T9">a pedido de 3º país interessado. </text:span><text:span text:style-name="T36">[essa hipótese está prevista no Acordo Anti</text:span><text:span text:style-name="T35">dumping</text:span><text:span text:style-name="T36">]</text:span></text:p>
        </text:list-item>
      </text:list>
      <text:p text:style-name="P60"><text:span text:style-name="T9"/></text:p>
      <text:p text:style-name="P61"><text:span text:style-name="T9">Requisitos para o pedido da indústria doméstica:</text:span></text:p>
      <text:list xml:id="list651903120535957389" text:style-name="L9">
        <text:list-item>
          <text:p text:style-name="P47">consulta a outros produtores domésticos que compõem a indústria doméstica e que produziram o produto similar durante o período de investigação do <text:span text:style-name="T1">dumping</text:span>;</text:p>
        </text:list-item>
        <text:list-item>
          <text:p text:style-name="P47">produtores do produto similar tenham manifestado expressamente apoio à petição representem <text:span text:style-name="T26">mais de 50% da produção total do produto similar</text:span> daqueles produtores <text:span text:style-name="T34">que foram consultados</text:span>;</text:p>
        </text:list-item>
        <text:list-item>
          <text:p text:style-name="P47">se os produtores que manifestaram apoio representem <text:span text:style-name="T26">menos de 25% da produção nacional</text:span> do produ similar, então o pedido será <text:span text:style-name="T26">indeferido</text:span>.</text:p>
        </text:list-item>
      </text:list>
      <text:p text:style-name="P48"/>
      <text:p text:style-name="P49">Prazo para o DECOM analisar a <text:span text:style-name="T26">admissibilidade</text:span> da petição: <text:span text:style-name="T26">15 dias</text:span>.</text:p>
      <text:p text:style-name="P50">Prazo para a <text:span text:style-name="T26">conclusão</text:span> da investigação: <text:span text:style-name="T26">10 meses</text:span>, exceto em circunstâncias excepcionais, em que o prazo poderá ser prorrogado para <text:span text:style-name="T26">até 18 meses</text:span>.</text:p>
      <text:p text:style-name="P50"/>
      <text:p text:style-name="P51">Investigação pode terminar sem a aplicação de direitos <text:span text:style-name="T1">antidumping</text:span> → <text:span text:style-name="T26">compromisso de preços</text:span> → exportador assume compromisso de praticar um preço mínimo para suas vendas <text:span text:style-name="T38">→ quem homologa é a </text:span><text:span text:style-name="T28">CAMEX</text:span><text:span text:style-name="T38">.</text:span></text:p>
      <text:p text:style-name="P51"/>
      <text:p text:style-name="P52">Direitos anti<text:span text:style-name="T1">dumping</text:span> permanecerão em vigor <text:span text:style-name="T26">enquanto houver necessidade</text:span>, com limite máximo de <text:span text:style-name="T26">5 anos para a extinção</text:span> a contar da data de sua aplicação ou 5 anos a contar da data da conclusão da revisão.</text:p>
      <text:list xml:id="list1012970840217119154" text:style-name="L10">
        <text:list-item>
          <text:p text:style-name="P55">Revisão de final de período<text:span text:style-name="T29"> → se verificado que a extinção dos direitos anti</text:span><text:span text:style-name="T5">dumping </text:span><text:span text:style-name="T29">levará à continuidade da prática de </text:span><text:span text:style-name="T5">dumping</text:span><text:span text:style-name="T29">, os direitos anti</text:span><text:span text:style-name="T5">dumping</text:span><text:span text:style-name="T29"> poderão ter seu prazo de aplicação prorrogados </text:span>indefinidamente<text:span text:style-name="T29">;</text:span></text:p>
        </text:list-item>
        <text:list-item>
          <text:p text:style-name="P55"><text:soft-page-break/>Revisão de meio de período<text:span text:style-name="T29"> → </text:span><text:span text:style-name="T30">a pedido de parte interessada, após decorrido </text:span><text:span text:style-name="T39">no mínimo 1 ano</text:span><text:span text:style-name="T30"> da aplicação, alteração, prorrogação ou extinção de um direito anti</text:span><text:span text:style-name="T6">dumping</text:span><text:span text:style-name="T39"> definitivo</text:span><text:span text:style-name="T30">. O direito anti</text:span><text:span text:style-name="T6">dumping</text:span><text:span text:style-name="T30"> poderá ser extinto ou alterado (aumentado ou diminuído).</text:span></text:p>
        </text:list-item>
      </text:list>
      <text:p text:style-name="P56"><text:span text:style-name="T30"/></text:p>
      <text:p text:style-name="P57"><text:span text:style-name="T30">M</text:span><text:span text:style-name="T29">edidas anti</text:span><text:span text:style-name="T5">dumping</text:span><text:span text:style-name="T1"> </text:span>provisórias<text:span text:style-name="T29">:</text:span></text:p>
      <text:list xml:id="list5022219478015333956" text:style-name="L11">
        <text:list-item>
          <text:p text:style-name="P62"><text:span text:style-name="T20">vigência máxima de </text:span><text:span text:style-name="T18">4 meses</text:span><text:span text:style-name="T20">, prorrogável </text:span><text:span text:style-name="T18">até 6 meses</text:span><text:span text:style-name="T20">;</text:span></text:p>
        </text:list-item>
        <text:list-item>
          <text:p text:style-name="P63"><text:span text:style-name="T20">s</text:span><text:span text:style-name="T19">ó pode ocorrer quando:</text:span></text:p>
          <text:list>
            <text:list-item>
              <text:p text:style-name="P63"><text:span text:style-name="T19">há investigação aberta e partes interessadas se manifestaram;</text:span></text:p>
            </text:list-item>
            <text:list-item>
              <text:p text:style-name="P63"><text:span text:style-name="T19">há determinação preliminar positiva da existência de </text:span><text:span text:style-name="T7">dumping</text:span><text:span text:style-name="T19">, dano e nexo causal; </text:span><text:span text:style-name="T37">[de 60 a 120 dias]</text:span></text:p>
            </text:list-item>
            <text:list-item>
              <text:p text:style-name="P63"><text:span text:style-name="T19">CAMEX julga que as medidas são necessárias para impedir a ocorrência de dano durante a investigação;</text:span></text:p>
            </text:list-item>
          </text:list>
        </text:list-item>
        <text:list-item>
          <text:p text:style-name="P64"><text:span text:style-name="T19">há 4 desfechos possíveis (todos favoráveis ao </text:span><text:span text:style-name="T17">importador</text:span><text:span text:style-name="T19">):</text:span></text:p>
          <text:list>
            <text:list-item>
              <text:p text:style-name="P65"><text:span text:style-name="T15">não há </text:span><text:span text:style-name="T8">dumping</text:span><text:span text:style-name="T15"> ou dano</text:span><text:span text:style-name="T19">:</text:span></text:p>
              <text:list>
                <text:list-item>
                  <text:p text:style-name="P65"><text:span text:style-name="T19">valor das medidas anti</text:span><text:span text:style-name="T7">dumping</text:span><text:span text:style-name="T19"> provisórias deverá ser restituído (se foram aplicadas);</text:span></text:p>
                </text:list-item>
              </text:list>
            </text:list-item>
            <text:list-item>
              <text:p text:style-name="P65"><text:span text:style-name="T15">aplicar direito anti</text:span><text:span text:style-name="T8">dumping</text:span><text:span text:style-name="T15"> </text:span><text:span text:style-name="T13">definitivo INFERIOR</text:span><text:span text:style-name="T19"> ao provisório:</text:span></text:p>
              <text:list>
                <text:list-item>
                  <text:p text:style-name="P65"><text:span text:style-name="T19">valor pago a maior deverá ser restituído;</text:span></text:p>
                </text:list-item>
              </text:list>
            </text:list-item>
            <text:list-item>
              <text:p text:style-name="P65"><text:span text:style-name="T15">aplicar direito anti</text:span><text:span text:style-name="T8">dumping</text:span><text:span text:style-name="T15"> </text:span><text:span text:style-name="T13">definitivo IGUAL</text:span><text:span text:style-name="T19"> ao provisório;</text:span></text:p>
            </text:list-item>
            <text:list-item>
              <text:p text:style-name="P65"><text:span text:style-name="T15">aplicar direito anti</text:span><text:span text:style-name="T8">dumping</text:span><text:span text:style-name="T15"> </text:span><text:span text:style-name="T13">definitivo SUPERIOR</text:span><text:span text:style-name="T19"> ao provisório:</text:span></text:p>
              <text:list>
                <text:list-item>
                  <text:p text:style-name="P66"><text:span text:style-name="T9">não</text:span><text:span text:style-name="T19"> será exigida a diferença.</text:span></text:p>
                </text:list-item>
              </text:list>
            </text:list-item>
          </text:list>
        </text:list-item>
      </text:list>
      <text:p text:style-name="P67"><text:span text:style-name="T19"/></text:p>
      <text:p text:style-name="P68"><text:span text:style-name="T19">A exigibilidade do direito anti</text:span><text:span text:style-name="T7">dumping</text:span><text:span text:style-name="T19"> </text:span><text:span text:style-name="T15">provisório</text:span><text:span text:style-name="T19"> poderá ficar suspensa até a decisão final, </text:span><text:span text:style-name="T15">desde que</text:span><text:span text:style-name="T19"> o </text:span><text:span text:style-name="T15">importador</text:span><text:span text:style-name="T19"> ofereça garantia equivalente ao valor </text:span><text:span text:style-name="T15">integral </text:span><text:span text:style-name="T19">da obrigação.</text:span></text:p>
      <text:p text:style-name="P68"><text:span text:style-name="T19"/></text:p>
      <text:p text:style-name="P69"><text:span text:style-name="T15">Aplicação retroativa de direitos anti</text:span><text:span text:style-name="T8">dumping</text:span><text:span text:style-name="T19"> </text:span><text:span text:style-name="T9">definitivas</text:span><text:span text:style-name="T19">→produtos embarcados </text:span><text:span text:style-name="T15">até 90 dias</text:span><text:span text:style-name="T19"> </text:span><text:span text:style-name="T22">antes </text:span><text:span text:style-name="T19">da data de </text:span><text:span text:style-name="T12">APLICAÇÃO</text:span><text:span text:style-name="T19"> das medidas anti</text:span><text:span text:style-name="T7">dumping</text:span><text:span text:style-name="T19"> </text:span><text:span text:style-name="T23">provisórias</text:span><text:span text:style-name="T19">. </text:span></text:p>
      <text:p text:style-name="P69"><text:span text:style-name="T19"/></text:p>
      <text:p text:style-name="P70"><text:span text:style-name="T15">Não</text:span><text:span text:style-name="T19"> poderão ser cobrados direitos anti</text:span><text:span text:style-name="T7">dumping</text:span><text:span text:style-name="T19"> em relação a produtos embarcados </text:span><text:span text:style-name="T15">antes da data de início da investigação</text:span><text:span text:style-name="T1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feff" officeooo:paragraph-rsid="0000fe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Práticas desleais de comércio e defesa comercial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2.7.2$Linux_x86 LibreOffice_project/20m0$Build-2</meta:generator>
    <dc:date>2018-10-02T12:23:08.401417674</dc:date>
    <meta:editing-duration>PT7H30M54S</meta:editing-duration>
    <meta:editing-cycles>44</meta:editing-cycles>
    <meta:document-statistic meta:table-count="0" meta:image-count="0" meta:object-count="0" meta:page-count="4" meta:paragraph-count="89" meta:word-count="1369" meta:character-count="8761" meta:non-whitespace-character-count="7523"/>
  </office:meta>
</office:document-meta>
</file>